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C0000016A4381D8DDB218967F.png" manifest:media-type="image/png"/>
  <manifest:file-entry manifest:full-path="Pictures/10000000000000DD000000E0268607CF01C24DAA.png" manifest:media-type="image/png"/>
  <manifest:file-entry manifest:full-path="Pictures/10000000000001EF0000018B4A6D4DA041A8E7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cc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svg:stroke-width="0.2cm" svg:stroke-color="#666666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96cm" svg:height="10.45cm" svg:x="1.7cm" svg:y="13.85cm">
          <draw:image xlink:href="Pictures/10000000000001EF0000018B4A6D4DA041A8E7CF.png" xlink:type="simple" xlink:show="embed" xlink:actuate="onLoad">
            <text:p/>
          </draw:image>
        </draw:frame>
        <draw:polyline draw:style-name="gr2" draw:text-style-name="P2" draw:layer="layout" svg:width="3.599cm" svg:height="0.799cm" draw:transform="rotate (-1.5707963267949) translate (11.6cm 10.5cm)" svg:viewBox="0 0 3600 800" draw:points="0,0 1700,0 1700,800 3600,800">
          <text:p/>
        </draw:polyline>
        <draw:frame draw:style-name="gr1" draw:text-style-name="P1" draw:layer="layout" svg:width="2.018cm" svg:height="2.045cm" svg:x="3.2cm" svg:y="8.5cm">
          <draw:image xlink:href="Pictures/10000000000000DD000000E0268607CF01C24DAA.png" xlink:type="simple" xlink:show="embed" xlink:actuate="onLoad">
            <text:p/>
          </draw:image>
        </draw:frame>
        <draw:frame draw:style-name="gr1" draw:text-style-name="P1" draw:layer="layout" svg:width="2.018cm" svg:height="2.045cm" svg:x="5.6cm" svg:y="8.501cm">
          <draw:image xlink:href="Pictures/10000000000000DD000000E0268607CF01C24DAA.png" xlink:type="simple" xlink:show="embed" xlink:actuate="onLoad">
            <text:p/>
          </draw:image>
        </draw:frame>
        <draw:frame draw:style-name="gr1" draw:text-style-name="P1" draw:layer="layout" svg:width="2.018cm" svg:height="2.045cm" svg:x="10.3cm" svg:y="8.502cm">
          <draw:image xlink:href="Pictures/10000000000000DD000000E0268607CF01C24DAA.png" xlink:type="simple" xlink:show="embed" xlink:actuate="onLoad">
            <text:p/>
          </draw:image>
        </draw:frame>
        <draw:frame draw:style-name="gr3" draw:text-style-name="P3" draw:layer="layout" svg:width="8.469cm" svg:height="1.673cm" svg:x="3.5cm" svg:y="6.7cm">
          <draw:text-box>
            <text:p>Stepper connections</text:p>
            <text:p>X <text:s text:c="5"/><text:s text:c="6"/>Y <text:s text:c="9"/><text:s text:c="9"/><text:s text:c="7"/>Z</text:p>
          </draw:text-box>
        </draw:frame>
        <draw:frame draw:style-name="gr1" draw:text-style-name="P1" draw:layer="layout" svg:width="2.918cm" svg:height="1.581cm" svg:x="15.782cm" svg:y="14.8cm">
          <draw:image xlink:href="Pictures/100000000000029C0000016A4381D8DDB218967F.png" xlink:type="simple" xlink:show="embed" xlink:actuate="onLoad">
            <text:p/>
          </draw:image>
        </draw:frame>
        <draw:frame draw:style-name="gr1" draw:text-style-name="P1" draw:layer="layout" svg:width="2.918cm" svg:height="1.581cm" svg:x="15.782cm" svg:y="16.301cm">
          <draw:image xlink:href="Pictures/100000000000029C0000016A4381D8DDB218967F.png" xlink:type="simple" xlink:show="embed" xlink:actuate="onLoad">
            <text:p/>
          </draw:image>
        </draw:frame>
        <draw:frame draw:style-name="gr1" draw:text-style-name="P1" draw:layer="layout" svg:width="2.918cm" svg:height="1.581cm" svg:x="15.782cm" svg:y="17.902cm">
          <draw:image xlink:href="Pictures/100000000000029C0000016A4381D8DDB218967F.png" xlink:type="simple" xlink:show="embed" xlink:actuate="onLoad">
            <text:p/>
          </draw:image>
        </draw:frame>
        <draw:polyline draw:style-name="gr4" draw:text-style-name="P2" draw:layer="layout" svg:width="3.599cm" svg:height="0.799cm" draw:transform="rotate (-1.5707963267949) translate (11.8cm 10.5cm)" svg:viewBox="0 0 3600 800" draw:points="0,800 2100,800 2100,0 3600,0">
          <text:p/>
        </draw:polyline>
        <draw:polyline draw:style-name="gr5" draw:text-style-name="P2" draw:layer="layout" svg:width="3.599cm" svg:height="0.099cm" draw:transform="rotate (-1.5707963267949) translate (11.2cm 10.5cm)" svg:viewBox="0 0 3600 100" draw:points="0,0 3100,0 3100,100 3600,100">
          <text:p/>
        </draw:polyline>
        <draw:polyline draw:style-name="gr6" draw:text-style-name="P2" draw:layer="layout" svg:width="3.599cm" svg:height="0.099cm" draw:transform="rotate (-1.5707963267949) translate (11.5cm 10.5cm)" svg:viewBox="0 0 3600 100" draw:points="0,100 3100,100 3100,0 3600,0">
          <text:p/>
        </draw:polyline>
        <draw:polyline draw:style-name="gr2" draw:text-style-name="P2" draw:layer="layout" svg:width="3.599cm" svg:height="0.799cm" draw:transform="rotate (-1.5707963267949) translate (6.901cm 10.5cm)" svg:viewBox="0 0 3600 800" draw:points="0,0 1700,0 1700,800 3600,800">
          <text:p/>
        </draw:polyline>
        <draw:polyline draw:style-name="gr4" draw:text-style-name="P2" draw:layer="layout" svg:width="3.599cm" svg:height="0.799cm" draw:transform="rotate (-1.5707963267949) translate (7.101cm 10.5cm)" svg:viewBox="0 0 3600 800" draw:points="0,800 2100,800 2100,0 3600,0">
          <text:p/>
        </draw:polyline>
        <draw:polyline draw:style-name="gr5" draw:text-style-name="P2" draw:layer="layout" svg:width="3.599cm" svg:height="0.099cm" draw:transform="rotate (-1.5707963267949) translate (6.501cm 10.5cm)" svg:viewBox="0 0 3600 100" draw:points="0,0 3100,0 3100,100 3600,100">
          <text:p/>
        </draw:polyline>
        <draw:polyline draw:style-name="gr6" draw:text-style-name="P2" draw:layer="layout" svg:width="3.599cm" svg:height="0.099cm" draw:transform="rotate (-1.5707963267949) translate (6.801cm 10.5cm)" svg:viewBox="0 0 3600 100" draw:points="0,100 3100,100 3100,0 3600,0">
          <text:p/>
        </draw:polyline>
        <draw:polyline draw:style-name="gr2" draw:text-style-name="P2" draw:layer="layout" svg:width="3.599cm" svg:height="0.799cm" draw:transform="rotate (-1.5707963267949) translate (4.502cm 10.5cm)" svg:viewBox="0 0 3600 800" draw:points="0,0 1700,0 1700,800 3600,800">
          <text:p/>
        </draw:polyline>
        <draw:polyline draw:style-name="gr4" draw:text-style-name="P2" draw:layer="layout" svg:width="3.599cm" svg:height="0.799cm" draw:transform="rotate (-1.5707963267949) translate (4.702cm 10.5cm)" svg:viewBox="0 0 3600 800" draw:points="0,800 2100,800 2100,0 3600,0">
          <text:p/>
        </draw:polyline>
        <draw:polyline draw:style-name="gr5" draw:text-style-name="P2" draw:layer="layout" svg:width="3.599cm" svg:height="0.099cm" draw:transform="rotate (-1.5707963267949) translate (4.102cm 10.5cm)" svg:viewBox="0 0 3600 100" draw:points="0,0 3100,0 3100,100 3600,100">
          <text:p/>
        </draw:polyline>
        <draw:polyline draw:style-name="gr6" draw:text-style-name="P2" draw:layer="layout" svg:width="3.599cm" svg:height="0.099cm" draw:transform="rotate (-1.5707963267949) translate (4.402cm 10.5cm)" svg:viewBox="0 0 3600 100" draw:points="0,100 3100,100 3100,0 3600,0">
          <text:p/>
        </draw:polyline>
        <draw:polyline draw:style-name="gr4" draw:text-style-name="P2" draw:layer="layout" svg:width="1.699cm" svg:height="0.699cm" svg:x="14.4cm" svg:y="15.4cm" svg:viewBox="0 0 1700 700" draw:points="0,0 1000,0 1000,700 1700,700">
          <text:p/>
        </draw:polyline>
        <draw:line draw:style-name="gr2" draw:text-style-name="P2" draw:layer="layout" svg:x1="14.4cm" svg:y1="15.8cm" svg:x2="16.1cm" svg:y2="15.8cm">
          <text:p/>
        </draw:line>
        <draw:polyline draw:style-name="gr5" draw:text-style-name="P2" draw:layer="layout" svg:width="1.699cm" svg:height="0.599cm" draw:transform="rotate (-3.14159265358979) translate (16.1cm 16.2cm)" svg:viewBox="0 0 1700 600" draw:points="0,600 1100,600 1100,0 1700,0">
          <text:p/>
        </draw:polyline>
        <draw:polyline draw:style-name="gr4" draw:text-style-name="P2" draw:layer="layout" svg:width="1.699cm" svg:height="0.699cm" svg:x="14.4cm" svg:y="16.901cm" svg:viewBox="0 0 1700 700" draw:points="0,0 1000,0 1000,700 1700,700">
          <text:p/>
        </draw:polyline>
        <draw:line draw:style-name="gr2" draw:text-style-name="P2" draw:layer="layout" svg:x1="14.4cm" svg:y1="17.301cm" svg:x2="16.1cm" svg:y2="17.301cm">
          <text:p/>
        </draw:line>
        <draw:polyline draw:style-name="gr5" draw:text-style-name="P2" draw:layer="layout" svg:width="1.699cm" svg:height="0.599cm" draw:transform="rotate (-3.14159265358979) translate (16.1cm 17.701cm)" svg:viewBox="0 0 1700 600" draw:points="0,600 1100,600 1100,0 1700,0">
          <text:p/>
        </draw:polyline>
        <draw:polyline draw:style-name="gr4" draw:text-style-name="P2" draw:layer="layout" svg:width="1.699cm" svg:height="0.699cm" svg:x="14.4cm" svg:y="18.502cm" svg:viewBox="0 0 1700 700" draw:points="0,0 1000,0 1000,700 1700,700">
          <text:p/>
        </draw:polyline>
        <draw:line draw:style-name="gr2" draw:text-style-name="P2" draw:layer="layout" svg:x1="14.4cm" svg:y1="18.902cm" svg:x2="16.1cm" svg:y2="18.902cm">
          <text:p/>
        </draw:line>
        <draw:polyline draw:style-name="gr5" draw:text-style-name="P2" draw:layer="layout" svg:width="1.699cm" svg:height="0.599cm" draw:transform="rotate (-3.14159265358979) translate (16.1cm 19.302cm)" svg:viewBox="0 0 1700 600" draw:points="0,600 1100,600 1100,0 1700,0">
          <text:p/>
        </draw:polyline>
        <draw:polyline draw:style-name="gr4" draw:text-style-name="P2" draw:layer="layout" svg:width="1.699cm" svg:height="0.699cm" svg:x="14.4cm" svg:y="16.902cm" svg:viewBox="0 0 1700 700" draw:points="0,0 1000,0 1000,700 1700,700">
          <text:p/>
        </draw:polyline>
        <draw:line draw:style-name="gr2" draw:text-style-name="P2" draw:layer="layout" svg:x1="14.4cm" svg:y1="17.302cm" svg:x2="16.1cm" svg:y2="17.302cm">
          <text:p/>
        </draw:line>
        <draw:polyline draw:style-name="gr5" draw:text-style-name="P2" draw:layer="layout" svg:width="1.699cm" svg:height="0.599cm" draw:transform="rotate (-3.14159265358979) translate (16.1cm 17.702cm)" svg:viewBox="0 0 1700 600" draw:points="0,600 1100,600 1100,0 1700,0">
          <text:p/>
        </draw:polyline>
        <draw:frame draw:style-name="gr7" draw:text-style-name="P3" draw:layer="layout" svg:width="3.2cm" svg:height="1.673cm" svg:x="16.6cm" svg:y="12.6cm">
          <draw:text-box>
            <text:p>Limit-Switches</text:p>
          </draw:text-box>
        </draw:frame>
        <draw:frame draw:style-name="gr3" draw:text-style-name="P3" draw:layer="layout" svg:width="0.925cm" svg:height="3.806cm" svg:x="19cm" svg:y="15.3cm">
          <draw:text-box>
            <text:p>X</text:p>
            <text:p/>
            <text:p>Y</text:p>
            <text:p/>
            <text:p>Z</text:p>
          </draw:text-box>
        </draw:frame>
        <draw:line draw:style-name="gr8" draw:text-style-name="P2" draw:layer="layout" svg:x1="4.5cm" svg:y1="24.1cm" svg:x2="4.5cm" svg:y2="26.3cm">
          <text:p/>
        </draw:line>
        <draw:line draw:style-name="gr8" draw:text-style-name="P2" draw:layer="layout" svg:x1="6.8cm" svg:y1="24.05cm" svg:x2="6.8cm" svg:y2="26.25cm">
          <text:p/>
        </draw:line>
        <draw:frame draw:style-name="gr3" draw:text-style-name="P3" draw:layer="layout" svg:width="1.628cm" svg:height="1.673cm" svg:x="3.7cm" svg:y="26.4cm">
          <draw:text-box>
            <text:p>12V</text:p>
            <text:p>DC</text:p>
          </draw:text-box>
        </draw:frame>
        <draw:frame draw:style-name="gr3" draw:text-style-name="P3" draw:layer="layout" svg:width="1.806cm" svg:height="0.962cm" svg:x="6.1cm" svg:y="26.401cm">
          <draw:text-box>
            <text:p>USB</text:p>
          </draw:text-box>
        </draw:frame>
        <draw:frame draw:style-name="gr3" draw:text-style-name="P4" draw:layer="layout" svg:width="14.591cm" svg:height="1.673cm" svg:x="3.1cm" svg:y="2.7cm">
          <draw:text-box>
            <text:p><text:span text:style-name="T1">Wiring </text:span><text:span text:style-name="T1">diagram </text:span><text:span text:style-name="T1">for </text:span><text:span text:style-name="T1">UniProKit </text:span><text:span text:style-name="T1">Maker's </text:span><text:span text:style-name="T1">Mill MM1</text:span></text:p>
            <text:p><text:span text:style-name="T1">with </text:span><text:span text:style-name="T1">GRBL-</text:span><text:span text:style-name="T1">CNC-</text:span><text:span text:style-name="T1">Shield </text:span><text:span text:style-name="T1">KS028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s </meta:initial-creator>
    <meta:creation-date>2021-06-04T00:37:45.057964062</meta:creation-date>
    <dc:date>2021-06-04T02:23:18.688256744</dc:date>
    <dc:creator>os </dc:creator>
    <meta:editing-duration>PT53M16S</meta:editing-duration>
    <meta:editing-cycles>15</meta:editing-cycles>
    <meta:generator>LibreOffice/5.2.7.2$Linux_X86_64 LibreOffice_project/20m0$Build-2</meta:generator>
    <meta:document-statistic meta:object-count="39"/>
  </office:meta>
</office:document-meta>
</file>